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onaco, 'Andale Mono', 'Ubuntu Mono', monospace"/>
    <style:font-face style:name="Lato" svg:font-family="Lato, proxima-nova, 'Helvetica Neue', Arial, sans-serif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2f2f2" draw:opacity="100%"/>
      <style:paragraph-properties fo:margin-left="0in" fo:margin-right="0in" fo:margin-top="0.0102in" fo:margin-bottom="0.0102in" loext:contextual-spacing="false" fo:line-height="100%" fo:text-align="start" style:justify-single-word="false" fo:orphans="2" fo:widows="2" fo:text-indent="0in" style:auto-text-indent="false" fo:background-color="#f2f2f2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45454" style:font-name="Consolas1" fo:font-size="10.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line-height="100%" fo:text-align="start" style:justify-single-word="false" fo:orphans="2" fo:widows="2" fo:text-indent="0in" style:auto-text-indent="false"/>
      <style:text-properties fo:font-variant="normal" fo:text-transform="none" fo:color="#545454" style:font-name="Consolas1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563in" fo:margin-bottom="0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91481" style:font-weight-asian="bold" style:font-weight-complex="bold"/>
    </style:style>
    <style:style style:name="P7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officeooo:rsid="000be674" officeooo:paragraph-rsid="000be674"/>
    </style:style>
    <style:style style:name="P9" style:family="paragraph" style:parent-style-name="Standard">
      <style:text-properties fo:font-variant="normal" fo:text-transform="none" fo:color="#e74c3c" style:font-name="Consolas" fo:font-size="7.5pt" fo:letter-spacing="normal" fo:font-style="normal" fo:font-weight="normal" officeooo:rsid="000be674" officeooo:paragraph-rsid="000be674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fo:font-weight="bold" officeooo:paragraph-rsid="00091481" style:font-weight-asian="bold" style:font-weight-complex="bold"/>
    </style:style>
    <style:style style:name="P12" style:family="paragraph" style:parent-style-name="Preformatted_20_Text" style:list-style-name="L3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SFMono-Regular" fo:font-size="10pt" fo:letter-spacing="normal" fo:font-style="normal" fo:font-weight="normal" officeooo:rsid="000d1e9d" officeooo:paragraph-rsid="000d1e9d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loext:graphic-properties draw:fill="solid" draw:fill-color="#f2f2f2" draw:opacity="100%"/>
      <style:paragraph-properties fo:margin-left="0in" fo:margin-right="0in" fo:margin-top="0.0102in" fo:margin-bottom="0.0102in" loext:contextual-spacing="false" fo:line-height="100%" fo:text-align="start" style:justify-single-word="false" fo:orphans="2" fo:widows="2" fo:text-indent="0in" style:auto-text-indent="false" fo:background-color="#f2f2f2"/>
      <style:text-properties fo:font-variant="normal" fo:text-transform="none" fo:color="#545454" style:font-name="Consolas1" fo:font-size="10.5pt" fo:letter-spacing="normal" fo:font-style="normal" fo:font-weight="normal" officeooo:paragraph-rsid="000d1e9d"/>
    </style:style>
    <style:style style:name="P15" style:family="paragraph" style:parent-style-name="Preformatted_20_Text" style:list-style-name="L3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1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SFMono-Regular" fo:font-size="10pt" fo:letter-spacing="normal" fo:font-style="normal" fo:font-weight="normal" style:font-size-asian="10pt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545454" style:font-name="Consolas1" fo:font-size="10.5pt" fo:letter-spacing="normal" fo:font-style="normal" fo:font-weight="normal"/>
    </style:style>
    <style:style style:name="P20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margin-left="0in" fo:margin-right="0in" fo:margin-top="0.0102in" fo:margin-bottom="0.010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545454" style:font-name="Consolas1" fo:font-size="10.5pt" fo:letter-spacing="normal" fo:font-style="normal" fo:font-weight="normal"/>
    </style:style>
    <style:style style:name="T1" style:family="text">
      <style:text-properties loext:padding="0in" loext:border="none"/>
    </style:style>
    <style:style style:name="T2" style:family="text">
      <style:text-properties officeooo:rsid="0005d032"/>
    </style:style>
    <style:style style:name="T3" style:family="text">
      <style:text-properties officeooo:rsid="0005d032" loext:padding="0in" loext:border="none"/>
    </style:style>
    <style:style style:name="T4" style:family="text">
      <style:text-properties style:font-name="Consolas1" fo:font-size="8pt" style:font-size-asian="8pt" style:font-size-complex="8pt" loext:padding="0in" loext:border="none"/>
    </style:style>
    <style:style style:name="T5" style:family="text">
      <style:text-properties fo:font-variant="normal" fo:text-transform="none" fo:color="#545454" style:font-name="Consolas1" fo:font-size="8pt" fo:letter-spacing="normal" fo:font-style="normal" fo:font-weight="normal" style:font-size-asian="8pt" style:font-size-complex="8pt" loext:padding="0in" loext:border="none"/>
    </style:style>
    <style:style style:name="T6" style:family="text">
      <style:text-properties fo:font-variant="normal" fo:text-transform="none" fo:color="#545454" fo:font-size="8pt" fo:letter-spacing="normal" style:font-size-asian="8pt" style:font-size-complex="8pt" loext:padding="0in" loext:border="none"/>
    </style:style>
    <style:style style:name="T7" style:family="text">
      <style:text-properties fo:font-variant="normal" fo:text-transform="none" fo:color="#000080" style:font-name="Consolas1" fo:font-size="8pt" fo:letter-spacing="normal" fo:language="zxx" fo:country="none" fo:font-style="normal" style:text-underline-style="solid" style:text-underline-width="auto" style:text-underline-color="font-color" fo:font-weight="normal" style:font-size-asian="8pt" style:language-asian="zxx" style:country-asian="none" style:font-size-complex="8pt" style:language-complex="zxx" style:country-complex="none" loext:padding="0in" loext:border="none"/>
    </style:style>
    <style:style style:name="T8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color="#404040"/>
    </style:style>
    <style:style style:name="T10" style:family="text">
      <style:text-properties fo:color="#404040" style:font-name="Lato" fo:font-size="12pt"/>
    </style:style>
    <style:style style:name="T11" style:family="text">
      <style:text-properties style:font-name="Consolas" fo:font-size="9pt" fo:background-color="#ffffff" loext:char-shading-value="0" loext:padding-left="0.052in" loext:padding-right="0.052in" loext:padding-top="0.0193in" loext:padding-bottom="0.0193in" loext:border="0.06pt solid #e1e4e5"/>
    </style:style>
    <style:style style:name="T12" style:family="text">
      <style:text-properties fo:color="#000080" style:font-name="Consolas1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 loext:padding="0in" loext:border="none"/>
    </style:style>
    <style:style style:name="T13" style:family="text">
      <style:text-properties fo:color="#000080" style:font-name="Consolas1" fo:language="zxx" fo:country="none" style:text-underline-style="solid" style:text-underline-width="auto" style:text-underline-color="font-color" style:language-asian="zxx" style:country-asian="none" style:language-complex="zxx" style:country-complex="none" loext:padding="0in" loext:border="none"/>
    </style:style>
    <style:style style:name="T14" style:family="text">
      <style:text-properties fo:color="#000080" style:font-name="Consolas1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 loext:padding="0in" loext:border="none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-scm.com/book/en/v2/Getting-Started-First-Time-Git-Setup" text:style-name="Internet_20_link" text:visited-style-name="Visited_20_Internet_20_Link"/></text:p>
      <text:p text:style-name="P13">existing file in dir</text:p>
      <text:p text:style-name="P16">git init</text:p>
      <text:p text:style-name="P16">git add .</text:p>
      <text:p text:style-name="P16">git commit -m "first commit"</text:p>
      <text:p text:style-name="P16">git remote add origin https://github.com/lucmilot/lucpython1.git</text:p>
      <text:p text:style-name="P16">git push -u origin master</text:p>
      <text:p text:style-name="P18"/>
      <text:p text:style-name="Standard"><text:a xlink:type="simple" xlink:href="https://git-scm.com/book/en/v2/Getting-Started-First-Time-Git-Setup" text:style-name="Internet_20_link" text:visited-style-name="Visited_20_Internet_20_Link"/></text:p>
      <text:p text:style-name="Standard"><text:a xlink:type="simple" xlink:href="https://git-scm.com/book/en/v2/Getting-Started-First-Time-Git-Setup" text:style-name="Internet_20_link" text:visited-style-name="Visited_20_Internet_20_Link"/></text:p>
      <text:p text:style-name="Standard"><text:a xlink:type="simple" xlink:href="https://git-scm.com/book/en/v2/Getting-Started-First-Time-Git-Setup" text:style-name="Internet_20_link" text:visited-style-name="Visited_20_Internet_20_Link"/></text:p>
      <text:p text:style-name="Standard"><text:a xlink:type="simple" xlink:href="https://git-scm.com/book/en/v2/Getting-Started-First-Time-Git-Setup" text:style-name="Internet_20_link" text:visited-style-name="Visited_20_Internet_20_Link"/></text:p>
      <text:p text:style-name="Standard"><text:a xlink:type="simple" xlink:href="https://git-scm.com/book/en/v2/Getting-Started-First-Time-Git-Setup" text:style-name="Internet_20_link" text:visited-style-name="Visited_20_Internet_20_Link">https://git-scm.com/book/en/v2/Getting-Started-First-Time-Git-Setup</text:a></text:p>
      <text:p text:style-name="Standard"/>
      <text:p text:style-name="Standard"/>
      <text:p text:style-name="Standard"><text:a xlink:type="simple" xlink:href="https://www.digitalocean.com/community/tutorials/how-to-install-git-on-ubuntu-18-04" text:style-name="Internet_20_link" text:visited-style-name="Visited_20_Internet_20_Link">https://www.digitalocean.com/community/tutorials/how-to-install-git-on-ubuntu-18-04</text:a></text:p>
      <text:p text:style-name="Standard"/>
      <text:p text:style-name="Standard"/>
      <text:list xml:id="list981516145" text:style-name="L1">
        <text:list-header>
          <text:p text:style-name="P19">sudo apt update </text:p>
          <text:p text:style-name="P19">sudo apt install git</text:p>
          <text:p text:style-name="P19"/>
        </text:list-header>
      </text:list>
      <text:p text:style-name="P2">git --version</text:p>
      <text:p text:style-name="Standard"/>
      <text:list xml:id="list1048769565" text:style-name="L2">
        <text:list-header>
          <text:p text:style-name="P21">git config --global user.name "<text:span text:style-name="T3">Luc Milot</text:span>" </text:p>
          <text:p text:style-name="P21">git config --global user.email "<text:span text:style-name="T2">luc.milot</text:span><text:span text:style-name="T1">@</text:span><text:span text:style-name="T3">gmail.com</text:span>"</text:p>
        </text:list-header>
      </text:list>
      <text:p text:style-name="Standard"/>
      <text:p text:style-name="P2">git config –list</text:p>
      <text:p text:style-name="P17"><text:span text:style-name="Source_20_Text"><text:span text:style-name="T7"/></text:span></text:p>
      <text:p text:style-name="P1"><text:span text:style-name="Source_20_Text"><text:span text:style-name="T7"/></text:span></text:p>
      <text:p text:style-name="P2"/>
      <text:p text:style-name="P2"/>
      <text:p text:style-name="P14"><text:a xlink:type="simple" xlink:href="https://www.digitalocean.com/community/tutorials/how-to-use-git-effectively" text:style-name="Internet_20_link" text:visited-style-name="Visited_20_Internet_20_Link"><text:span text:style-name="Source_20_Text"><text:span text:style-name="T14">https://www.digitalocean.com/community/tutorials/how-to-use-git-effectively</text:span></text:span></text:a></text:p>
      <text:p text:style-name="Standard"/>
      <text:p text:style-name="Standard"><text:a xlink:type="simple" xlink:href="https://code.visualstudio.com/docs/editor/versioncontrol" text:style-name="Internet_20_link" text:visited-style-name="Visited_20_Internet_20_Link">https://code.visualstudio.com/docs/editor/versioncontrol</text:a></text:p>
      <text:p text:style-name="Standard"/>
      <text:p text:style-name="Standard"/>
      <text:p text:style-name="Standard"/>
      <text:p text:style-name="Standard"><text:a xlink:type="simple" xlink:href="https://vscode.readthedocs.io/en/latest/getstarted/settings/" text:style-name="Internet_20_link" text:visited-style-name="Visited_20_Internet_20_Link">https://vscode.readthedocs.io/en/latest/getstarted/settings/</text:a></text:p>
      <text:p text:style-name="Standard"/>
      <text:p text:style-name="P8">user setting</text:p>
      <text:p text:style-name="Standard">$HOME/.config/Code/User/settings.json</text:p>
      <text:p text:style-name="Standard"/>
      <text:p text:style-name="Standard">{</text:p>
      <text:p text:style-name="Standard"><text:s text:c="4"/>"telemetry.enableTelemetry": false,</text:p>
      <text:p text:style-name="Standard"><text:s text:c="4"/>"telemetry.enableCrashReporter": false,</text:p>
      <text:p text:style-name="Standard"><text:s text:c="4"/>"git.enableSmartCommit": true,</text:p>
      <text:p text:style-name="Standard"><text:s text:c="4"/>"git.autofetch": true</text:p>
      <text:p text:style-name="Standard">}</text:p>
      <text:p text:style-name="Standard"/>
      <text:p text:style-name="P9"/>
      <text:p text:style-name="P9"><text:span text:style-name="T10">workspace setting file is located under the </text:span><text:span text:style-name="Source_20_Text"><text:span text:style-name="T11">.vscode</text:span></text:span><text:span text:style-name="T9"> </text:span><text:span text:style-name="T10">folder in your project.</text:span></text:p>
      <text:p text:style-name="P9"><text:soft-page-break/></text:p>
      <text:p text:style-name="Standard"><text:a xlink:type="simple" xlink:href="https://help.github.com/en/github/using-git/caching-your-github-password-in-git" text:style-name="Internet_20_link" text:visited-style-name="Visited_20_Internet_20_Link"/></text:p>
      <text:p text:style-name="Standard"><text:a xlink:type="simple" xlink:href="https://help.github.com/en/github/using-git/caching-your-github-password-in-git" text:style-name="Internet_20_link" text:visited-style-name="Visited_20_Internet_20_Link"/></text:p>
      <text:p text:style-name="P10"><text:a xlink:type="simple" xlink:href="https://help.github.com/en/github/using-git/caching-your-github-password-in-git" text:style-name="Internet_20_link" text:visited-style-name="Visited_20_Internet_20_Link">https://help.github.com/en/github/using-git/caching-your-github-password-in-git</text:a></text:p>
      <text:p text:style-name="Standard"/>
      <text:p text:style-name="P4">Turn on the credential helper so that Git will save your password in memory for some time. By default, Git will cache your password for 15 minutes.</text:p>
      <text:list xml:id="list1334055026" text:style-name="L3">
        <text:list-item>
          <text:p text:style-name="P20">In Terminal, enter the following:</text:p>
          <text:p text:style-name="P12"><text:span text:style-name="Source_20_Text"><text:span text:style-name="T8">$ git config --global credential.helper cache</text:span></text:span></text:p>
          <text:p text:style-name="P15"><text:span text:style-name="Source_20_Text"><text:span text:style-name="T8"># Set git to use the credential memory cache</text:span></text:span></text:p>
        </text:list-item>
        <text:list-item>
          <text:p text:style-name="P20">To change the default password cache timeout, enter the following:</text:p>
          <text:p text:style-name="P12"><text:span text:style-name="Source_20_Text"><text:span text:style-name="T8">$ git config --global credential.helper 'cache --timeout=3600'</text:span></text:span></text:p>
          <text:p text:style-name="P15"><text:span text:style-name="Source_20_Text"><text:span text:style-name="T8"># Set the cache to timeout after 1 hour (setting is in seconds)</text:span></text:span></text:p>
        </text:list-item>
      </text:list>
      <text:p text:style-name="Standard"/>
      <text:p text:style-name="Standard"/>
      <text:p text:style-name="Standard"/>
      <text:p text:style-name="Standard"><text:a xlink:type="simple" xlink:href="https://code.visualstudio.com/Docs/editor/versioncontrol#_remotes" text:style-name="Internet_20_link" text:visited-style-name="Visited_20_Internet_20_Link">https://code.visualstudio.com/Docs/editor/versioncontrol#_remotes</text:a></text:p>
      <text:p text:style-name="Standard"/>
      <text:p text:style-name="Standard"/>
      <text:p text:style-name="P6">luc@ubuntuluc:~/Documents/github/documentation$ git config –list</text:p>
      <text:p text:style-name="Standard"/>
      <text:p text:style-name="Standard">user.name=Luc Milot</text:p>
      <text:p text:style-name="Standard">user.email=luc.milot@gmail.com</text:p>
      <text:p text:style-name="Standard">core.repositoryformatversion=0</text:p>
      <text:p text:style-name="Standard">core.filemode=true</text:p>
      <text:p text:style-name="Standard">core.bare=false</text:p>
      <text:p text:style-name="Standard">core.logallrefupdates=true</text:p>
      <text:p text:style-name="Standard">remote.origin.url=https://github.com/lucmilot/documentation.git</text:p>
      <text:p text:style-name="Standard">remote.origin.fetch=+refs/heads/*:refs/remotes/origin/*</text:p>
      <text:p text:style-name="Standard">branch.master.remote=origin</text:p>
      <text:p text:style-name="Standard">branch.master.merge=refs/heads/master</text:p>
      <text:p text:style-name="Standard"/>
      <text:p text:style-name="Standard"/>
      <text:p text:style-name="P6"/>
      <text:p text:style-name="P11">luc@ubuntuluc:~/Documents/github/documentation$ git remote -v</text:p>
      <text:p text:style-name="Standard"/>
      <text:p text:style-name="Standard">origin<text:tab/>https://github.com/lucmilot/documentation.git (fetch)</text:p>
      <text:p text:style-name="Standard">origin<text:tab/>https://github.com/lucmilot/documentation.git (push)</text:p>
      <text:p text:style-name="Standard"/>
      <text:p text:style-name="Standard"/>
      <text:p text:style-name="P7">Your repository has no remotes configured to push to.</text:p>
      <text:p text:style-name="Standard"/>
      <text:p text:style-name="P5">luc@ubuntuluc:~/Documents/github/documentation$ git push -u origin master</text:p>
      <text:p text:style-name="Standard"/>
      <text:p text:style-name="Standard">Username for 'https://github.com': luc.milot@gmail.com</text:p>
      <text:p text:style-name="Standard">Password for 'https://luc.milot@gmail.com@github.com': </text:p>
      <text:p text:style-name="Standard">Branch 'master' set up to track remote branch 'master' from 'origin'.</text:p>
      <text:p text:style-name="Standard">Everything up-to-dat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onaco, 'Andale Mono', 'Ubuntu Mono', monospace"/>
    <style:font-face style:name="Lato" svg:font-family="Lato, proxima-nova, 'Helvetica Neue', Arial, sans-serif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8T09:22:26.729005007</meta:creation-date>
    <dc:date>2020-03-28T15:41:47.043000000</dc:date>
    <meta:editing-duration>PT32M17S</meta:editing-duration>
    <meta:editing-cycles>6</meta:editing-cycles>
    <meta:generator>LibreOffice/6.4.2.2$Windows_X86_64 LibreOffice_project/4e471d8c02c9c90f512f7f9ead8875b57fcb1ec3</meta:generator>
    <meta:document-statistic meta:table-count="0" meta:image-count="0" meta:object-count="0" meta:page-count="4" meta:paragraph-count="56" meta:word-count="229" meta:character-count="2423" meta:non-whitespace-character-count="2243"/>
  </office:meta>
</office:document-meta>
</file>